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line-break/><text:span text:style-name="Strong_20_Emphasis"><text:span text:style-name="T1">Pregunta 1:</text:span></text:span><text:span text:style-name="T1"> ¿Cuál es el comando para crear un nuevo usuario en Linux?</text:span></text:p>
      <text:p text:style-name="P4"><text:span text:style-name="Strong_20_Emphasis"><text:span text:style-name="T1">Respuesta 1:</text:span></text:span><text:span text:style-name="T1"> El comando para crear un nuevo usuario en Linux es </text:span><text:span text:style-name="Source_20_Text"><text:span text:style-name="T1">useradd</text:span></text:span><text:span text:style-name="T1">.</text:span></text:p>
      <text:p text:style-name="Horizontal_20_Line"/>
      <text:p text:style-name="P4"><text:span text:style-name="Strong_20_Emphasis"><text:span text:style-name="T1">Pregunta 2:</text:span></text:span><text:span text:style-name="T1"> ¿Cuál es el archivo principal que almacena información de usuarios en Linux?</text:span></text:p>
      <text:p text:style-name="P4"><text:span text:style-name="Strong_20_Emphasis"><text:span text:style-name="T1">Respuesta 2:</text:span></text:span><text:span text:style-name="T1"> El archivo principal que almacena información de usuarios en Linux es </text:span><text:span text:style-name="Source_20_Text"><text:span text:style-name="T1">/etc/passwd</text:span></text:span><text:span text:style-name="T1">.</text:span></text:p>
      <text:p text:style-name="Horizontal_20_Line"/>
      <text:p text:style-name="P4"><text:span text:style-name="Strong_20_Emphasis"><text:span text:style-name="T1">Pregunta 3:</text:span></text:span><text:span text:style-name="T1"> ¿Cuál es el comando para cambiar la contraseña de un usuario en Linux?</text:span></text:p>
      <text:p text:style-name="P4"><text:span text:style-name="Strong_20_Emphasis"><text:span text:style-name="T1">Respuesta 3:</text:span></text:span><text:span text:style-name="T1"> El comando para cambiar la contraseña de un usuario en Linux es </text:span><text:span text:style-name="Source_20_Text"><text:span text:style-name="T1">passwd</text:span></text:span><text:span text:style-name="T1">.</text:span></text:p>
      <text:p text:style-name="Horizontal_20_Line"/>
      <text:p text:style-name="P4"><text:span text:style-name="Strong_20_Emphasis"><text:span text:style-name="T1">Pregunta 4:</text:span></text:span><text:span text:style-name="T1"> ¿Cuál es el comando para eliminar un usuario en Linux?</text:span></text:p>
      <text:p text:style-name="P4"><text:span text:style-name="Strong_20_Emphasis"><text:span text:style-name="T1">Respuesta 4:</text:span></text:span><text:span text:style-name="T1"> El comando para eliminar un usuario en Linux es </text:span><text:span text:style-name="Source_20_Text"><text:span text:style-name="T1">userdel</text:span></text:span><text:span text:style-name="T1">.</text:span></text:p>
      <text:p text:style-name="Horizontal_20_Line"/>
      <text:p text:style-name="P4"><text:span text:style-name="Strong_20_Emphasis"><text:span text:style-name="T1">Pregunta 5:</text:span></text:span><text:span text:style-name="T1"> ¿Cuál es el archivo que contiene las contraseñas cifradas de los usuarios en Linux?</text:span></text:p>
      <text:p text:style-name="P4"><text:span text:style-name="Strong_20_Emphasis"><text:span text:style-name="T1">Respuesta 5:</text:span></text:span><text:span text:style-name="T1"> El archivo que contiene las contraseñas cifradas de los usuarios en Linux es </text:span><text:span text:style-name="Source_20_Text"><text:span text:style-name="T1">/etc/shadow</text:span></text:span><text:span text:style-name="T1">.</text:span></text:p>
      <text:p text:style-name="Horizontal_20_Line"/>
      <text:p text:style-name="P4"><text:span text:style-name="Strong_20_Emphasis"><text:span text:style-name="T1">Pregunta 6:</text:span></text:span><text:span text:style-name="T1"> ¿Cuál es el comando para agregar un usuario a un grupo en Linux?</text:span></text:p>
      <text:p text:style-name="P4"><text:span text:style-name="Strong_20_Emphasis"><text:span text:style-name="T1">Respuesta 6:</text:span></text:span><text:span text:style-name="T1"> El comando para agregar un usuario a un grupo en Linux es </text:span><text:span text:style-name="Source_20_Text"><text:span text:style-name="T1">usermod</text:span></text:span><text:span text:style-name="T1">.</text:span></text:p>
      <text:p text:style-name="Horizontal_20_Line"/>
      <text:p text:style-name="P4"><text:span text:style-name="Strong_20_Emphasis"><text:span text:style-name="T1">Pregunta 7:</text:span></text:span><text:span text:style-name="T1"> ¿Cuál es el propósito del archivo </text:span><text:span text:style-name="Source_20_Text"><text:span text:style-name="T1">/etc/group</text:span></text:span><text:span text:style-name="T1"> en Linux?</text:span></text:p>
      <text:p text:style-name="P4"><text:span text:style-name="Strong_20_Emphasis"><text:span text:style-name="T1">Respuesta 7:</text:span></text:span><text:span text:style-name="T1"> El archivo </text:span><text:span text:style-name="Source_20_Text"><text:span text:style-name="T1">/etc/group</text:span></text:span><text:span text:style-name="T1"> en Linux almacena información sobre los grupos del sistema y los usuarios que pertenecen a esos grupos.</text:span></text:p>
      <text:p text:style-name="Horizontal_20_Line"/>
      <text:p text:style-name="P4"><text:span text:style-name="Strong_20_Emphasis"><text:span text:style-name="T1">Pregunta 8:</text:span></text:span><text:span text:style-name="T1"> ¿Qué comando se utiliza para mostrar la información detallada de un usuario en Linux?</text:span></text:p>
      <text:p text:style-name="P4"><text:soft-page-break/><text:span text:style-name="Strong_20_Emphasis"><text:span text:style-name="T1">Respuesta 8:</text:span></text:span><text:span text:style-name="T1"> El comando se utiliza para mostrar la información detallada de un usuario en Linux es </text:span><text:span text:style-name="Source_20_Text"><text:span text:style-name="T1">id</text:span></text:span><text:span text:style-name="T1">.</text:span></text:p>
      <text:p text:style-name="Horizontal_20_Line"/>
      <text:p text:style-name="P4"><text:span text:style-name="Strong_20_Emphasis"><text:span text:style-name="T1">Pregunta 9:</text:span></text:span><text:span text:style-name="T1"> ¿Cuál es el comando para cambiar el nombre de un usuario en Linux?</text:span></text:p>
      <text:p text:style-name="P4"><text:span text:style-name="Strong_20_Emphasis"><text:span text:style-name="T1">Respuesta 9:</text:span></text:span><text:span text:style-name="T1"> El comando para cambiar el nombre de un usuario en Linux es </text:span><text:span text:style-name="Source_20_Text"><text:span text:style-name="T1">usermod -l</text:span></text:span><text:span text:style-name="T1">.</text:span></text:p>
      <text:p text:style-name="Horizontal_20_Line"/>
      <text:p text:style-name="P4"><text:span text:style-name="Strong_20_Emphasis"><text:span text:style-name="T1">Pregunta 10:</text:span></text:span><text:span text:style-name="T1"> ¿Qué comando se utiliza para cambiar el grupo principal de un usuario en Linux?</text:span></text:p>
      <text:p text:style-name="P4"><text:span text:style-name="Strong_20_Emphasis"><text:span text:style-name="T1">Respuesta 10:</text:span></text:span><text:span text:style-name="T1"> El comando se utiliza para cambiar el grupo principal de un usuario en Linux es </text:span><text:span text:style-name="Source_20_Text"><text:span text:style-name="T1">usermod -g</text:span></text:span><text:span text:style-name="T1">.</text:span></text:p>
      <text:p text:style-name="Horizontal_20_Line"/>
      <text:p text:style-name="P4"><text:span text:style-name="Strong_20_Emphasis"><text:span text:style-name="T1">Pregunta 11:</text:span></text:span><text:span text:style-name="T1"> ¿Cuál es el propósito del archivo </text:span><text:span text:style-name="Source_20_Text"><text:span text:style-name="T1">/etc/skel</text:span></text:span><text:span text:style-name="T1"> en Linux?</text:span></text:p>
      <text:p text:style-name="P4"><text:span text:style-name="Strong_20_Emphasis"><text:span text:style-name="T1">Respuesta 11:</text:span></text:span><text:span text:style-name="T1"> El directorio </text:span><text:span text:style-name="Source_20_Text"><text:span text:style-name="T1">/etc/skel</text:span></text:span><text:span text:style-name="T1"> contiene archivos y configuraciones que se copian en el directorio de inicio de un nuevo usuario cuando se crea una cuenta.</text:span></text:p>
      <text:p text:style-name="Horizontal_20_Line"/>
      <text:p text:style-name="P4"><text:span text:style-name="Strong_20_Emphasis"><text:span text:style-name="T1">Pregunta 12:</text:span></text:span><text:span text:style-name="T1"> ¿Cuál es el comando para deshabilitar temporalmente una cuenta de usuario en Linux?</text:span></text:p>
      <text:p text:style-name="P4"><text:span text:style-name="Strong_20_Emphasis"><text:span text:style-name="T1">Respuesta 12:</text:span></text:span><text:span text:style-name="T1"> El comando para deshabilitar temporalmente una cuenta de usuario en Linux es </text:span><text:span text:style-name="Source_20_Text"><text:span text:style-name="T1">passwd -l</text:span></text:span><text:span text:style-name="T1">.</text:span></text:p>
      <text:p text:style-name="Horizontal_20_Line"/>
      <text:p text:style-name="P4"><text:span text:style-name="Strong_20_Emphasis"><text:span text:style-name="T1">Pregunta 13:</text:span></text:span><text:span text:style-name="T1"> ¿Cuál es el comando para mostrar la lista de grupos a los que pertenece un usuario en Linux?</text:span></text:p>
      <text:p text:style-name="P4"><text:span text:style-name="Strong_20_Emphasis"><text:span text:style-name="T1">Respuesta 13:</text:span></text:span><text:span text:style-name="T1"> El comando para mostrar la lista de grupos a los que pertenece un usuario en Linux es </text:span><text:span text:style-name="Source_20_Text"><text:span text:style-name="T1">groups</text:span></text:span><text:span text:style-name="T1">.</text:span></text:p>
      <text:p text:style-name="Horizontal_20_Line"/>
      <text:p text:style-name="P4"><text:span text:style-name="Strong_20_Emphasis"><text:span text:style-name="T1">Pregunta 14:</text:span></text:span><text:span text:style-name="T1"> ¿Qué archivo define las políticas de contraseñas en Linux?</text:span></text:p>
      <text:p text:style-name="P4"><text:span text:style-name="Strong_20_Emphasis"><text:span text:style-name="T1">Respuesta 14:</text:span></text:span><text:span text:style-name="T1"> El archivo que define las políticas de contraseñas en Linux es </text:span><text:span text:style-name="Source_20_Text"><text:span text:style-name="T1">/etc/login.defs</text:span></text:span><text:span text:style-name="T1">.</text:span></text:p>
      <text:p text:style-name="Horizontal_20_Line"/>
      <text:p text:style-name="P4"><text:soft-page-break/><text:span text:style-name="Strong_20_Emphasis"><text:span text:style-name="T1">Pregunta 15:</text:span></text:span><text:span text:style-name="T1"> ¿Cuál es el comando para modificar las políticas de contraseñas de un usuario en Linux?</text:span></text:p>
      <text:p text:style-name="P4"><text:span text:style-name="Strong_20_Emphasis"><text:span text:style-name="T1">Respuesta 15:</text:span></text:span><text:span text:style-name="T1"> El comando para modificar las políticas de contraseñas de un usuario en Linux es </text:span><text:span text:style-name="Source_20_Text"><text:span text:style-name="T1">chage</text:span></text:span><text:span text:style-name="T1">.</text:span></text:p>
      <text:p text:style-name="Horizontal_20_Line"/>
      <text:p text:style-name="P4"><text:span text:style-name="Strong_20_Emphasis"><text:span text:style-name="T1">Pregunta 16:</text:span></text:span><text:span text:style-name="T1"> ¿Cuál es el propósito del comando </text:span><text:span text:style-name="Source_20_Text"><text:span text:style-name="T1">chfn</text:span></text:span><text:span text:style-name="T1"> en Linux?</text:span></text:p>
      <text:p text:style-name="P4"><text:span text:style-name="Strong_20_Emphasis"><text:span text:style-name="T1">Respuesta 16:</text:span></text:span><text:span text:style-name="T1"> El comando </text:span><text:span text:style-name="Source_20_Text"><text:span text:style-name="T1">chfn</text:span></text:span><text:span text:style-name="T1"> se utiliza para cambiar la información de usuario, como el nombre real y la descripción.</text:span></text:p>
      <text:p text:style-name="Horizontal_20_Line"/>
      <text:p text:style-name="P4"><text:span text:style-name="Strong_20_Emphasis"><text:span text:style-name="T1">Pregunta 17:</text:span></text:span><text:span text:style-name="T1"> ¿Cuál es el propósito del comando </text:span><text:span text:style-name="Source_20_Text"><text:span text:style-name="T1">newgrp</text:span></text:span><text:span text:style-name="T1"> en Linux?</text:span></text:p>
      <text:p text:style-name="P4"><text:span text:style-name="Strong_20_Emphasis"><text:span text:style-name="T1">Respuesta 17:</text:span></text:span><text:span text:style-name="T1"> El comando </text:span><text:span text:style-name="Source_20_Text"><text:span text:style-name="T1">newgrp</text:span></text:span><text:span text:style-name="T1"> se utiliza para cambiar temporalmente el grupo principal del usuario en una nueva sesión de shell.</text:span></text:p>
      <text:p text:style-name="Horizontal_20_Line"/>
      <text:p text:style-name="P4"><text:span text:style-name="Strong_20_Emphasis"><text:span text:style-name="T1">Pregunta 18:</text:span></text:span><text:span text:style-name="T1"> ¿Cuál es el comando para establecer la fecha de caducidad de una cuenta de usuario en Linux?</text:span></text:p>
      <text:p text:style-name="P4"><text:span text:style-name="Strong_20_Emphasis"><text:span text:style-name="T1">Respuesta 18:</text:span></text:span><text:span text:style-name="T1"> El comando para establecer la fecha de caducidad de una cuenta de usuario en Linux es </text:span><text:span text:style-name="Source_20_Text"><text:span text:style-name="T1">usermod -e</text:span></text:span><text:span text:style-name="T1">.</text:span></text:p>
      <text:p text:style-name="Horizontal_20_Line"/>
      <text:p text:style-name="P4"><text:span text:style-name="Strong_20_Emphasis"><text:span text:style-name="T1">Pregunta 19:</text:span></text:span><text:span text:style-name="T1"> ¿Cuál es el propósito del comando </text:span><text:span text:style-name="Source_20_Text"><text:span text:style-name="T1">gpasswd</text:span></text:span><text:span text:style-name="T1"> en Linux?</text:span></text:p>
      <text:p text:style-name="P4"><text:span text:style-name="Strong_20_Emphasis"><text:span text:style-name="T1">Respuesta 19:</text:span></text:span><text:span text:style-name="T1"> El comando </text:span><text:span text:style-name="Source_20_Text"><text:span text:style-name="T1">gpasswd</text:span></text:span><text:span text:style-name="T1"> se utiliza para gestionar la contraseña de un grupo en Linux.</text:span></text:p>
      <text:p text:style-name="Horizontal_20_Line"/>
      <text:p text:style-name="P4"><text:span text:style-name="Strong_20_Emphasis"><text:span text:style-name="T1">Pregunta 20:</text:span></text:span><text:span text:style-name="T1"> ¿Qué comando se utiliza para modificar la información de un grupo en Linux?</text:span></text:p>
      <text:p text:style-name="P4"><text:span text:style-name="Strong_20_Emphasis"><text:span text:style-name="T1">Respuesta 20:</text:span></text:span><text:span text:style-name="T1"> El comando se utiliza para modificar la información de un grupo en Linux es </text:span><text:span text:style-name="Source_20_Text"><text:span text:style-name="T1">groupmod</text:span></text:span><text:span text:style-name="T1">.</text:span>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401bbc" officeooo:paragraph-rsid="00401bbc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Tareas administrativas</text:p>
        <text:p text:style-name="MP2">Administrar cuentas de usuario y de grupo y los archivos de sistema relacionados con ellas</text:p>
      </style:header>
      <style:footer>
        <text:p text:style-name="MP3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48:19.494911576</dc:date>
    <meta:editing-duration>PT2H43M17S</meta:editing-duration>
    <meta:editing-cycles>47</meta:editing-cycles>
    <meta:generator>LibreOffice/7.4.1.2$Linux_X86_64 LibreOffice_project/3c58a8f3a960df8bc8fd77b461821e42c061c5f0</meta:generator>
    <meta:document-statistic meta:table-count="0" meta:image-count="1" meta:object-count="0" meta:page-count="3" meta:paragraph-count="44" meta:word-count="649" meta:character-count="3788" meta:non-whitespace-character-count="3180"/>
  </office:meta>
</office:document-meta>
</file>